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27" style:family="table-column">
      <style:table-column-properties fo:break-before="auto" style:column-width="0.6591in"/>
    </style:style>
    <style:style style:name="co28" style:family="table-column">
      <style:table-column-properties fo:break-before="auto" style:column-width="0.648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7547in"/>
    </style:style>
    <style:style style:name="co24" style:family="table-column">
      <style:table-column-properties fo:break-before="auto" style:column-width="1.6055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12" style:family="table-column">
      <style:table-column-properties fo:break-before="auto" style:column-width="0.6799in"/>
    </style:style>
    <style:style style:name="co41" style:family="table-column">
      <style:table-column-properties fo:break-before="auto" style:column-width="1.5201in"/>
    </style:style>
    <style:style style:name="co25" style:family="table-column">
      <style:table-column-properties fo:break-before="auto" style:column-width="6.3902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85" style:family="table-column">
      <style:table-column-properties fo:break-before="auto" style:column-width="0.6272in"/>
    </style:style>
    <style:style style:name="co86" style:family="table-column">
      <style:table-column-properties fo:break-before="auto" style:column-width="0.5417in"/>
    </style:style>
    <style:style style:name="co87" style:family="table-column">
      <style:table-column-properties fo:break-before="auto" style:column-width="1.4138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2.0417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2"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6"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 style:family="table-cell" style:parent-style-name="Default" style:data-style-name="N100">
      <style:table-cell-properties fo:wrap-option="wrap"/>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style>
    <style:style style:name="ce55" style:family="table-cell" style:parent-style-name="Default" style:data-style-name="N100">
      <style:table-cell-properties fo:wrap-option="wrap"/>
    </style:style>
    <style:style style:name="ce5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2" style:family="text">
      <style:text-properties fo:font-weight="normal" style:font-weight-asian="normal" style:font-size-complex="5.69999980926514pt" style:font-weight-complex="normal"/>
    </style:style>
    <style:style style:name="T24" style:family="text">
      <style:text-properties style:font-size-asian="10pt" style:font-size-complex="5.69999980926514pt"/>
    </style:style>
    <style:style style:name="T35" style:family="text">
      <style:text-properties fo:font-weight="normal" style:font-weight-asian="normal" style:font-weight-complex="normal"/>
    </style:style>
    <style:style style:name="T36" style:family="text">
      <style:text-properties fo:font-size="10pt" fo:font-weight="normal" style:font-size-asian="10pt" style:font-weight-asian="normal" style:font-size-complex="5.69999980926514pt" style:font-weight-complex="normal"/>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85" table:default-cell-style-name="ce54"/>
        <table:table-column table:style-name="co86" table:default-cell-style-name="ce54"/>
        <table:table-column table:style-name="co24" table:default-cell-style-name="ce54"/>
        <table:table-column table:style-name="co4" table:default-cell-style-name="ce54"/>
        <table:table-column table:style-name="co25" table:default-cell-style-name="ce54"/>
        <table:table-column table:style-name="co87"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text:span><text:span text:style-name="T11">perfected a machine </text:span><text:span text:style-name="T11">to read the minds of </text:span><text:span text:style-name="T11">people a short </text:span><text:span text:style-name="T11">distance away </text:span><text:span text:style-name="T10">and </text:span><text:span text:style-name="T10">also a machine which </text:span><text:span text:style-name="T10">he named the "Tel-talk." </text:span><text:span text:style-name="T10">This machine was </text:span><text:span text:style-name="T10">made on the principle of </text:span><text:span text:style-name="T10">the radio; by raising and </text:span><text:span text:style-name="T10">lowering it at certain </text:span><text:span text:style-name="T10">angles it would record </text:span><text:span text:style-name="T10">all the conferences in </text:span><text:span text:style-name="T10">the different buildings in </text:span><text:span text:style-name="T10">Wall Street. Robert also </text:span><text:span text:style-name="T10">used this machine to </text:span><text:span text:style-name="T10">get reports on all the </text:span><text:span text:style-name="T10">conferences of the big </text:span><text:span text:style-name="T10">manipulators. He knew </text:span><text:span text:style-name="T10">that manipulators in </text:span><text:span text:style-name="T10">Wall Street suspected </text:span><text:span text:style-name="T10">that in some way he </text:span><text:span text:style-name="T10">understood their plans </text:span><text:span text:style-name="T10">as he was making </text:span><text:span text:style-name="T10">money too fast and they </text:span><text:span text:style-name="T10">were conspiring to find </text:span><text:span text:style-name="T10">a way to get him</text:span><text:span text:style-name="T13"> wrong </text:span><text:span text:style-name="T13">on the market and </text:span><text:span text:style-name="T13">break him. They </text:span><text:span text:style-name="T13">changed </text:span><text:span text:style-name="T10">their plans </text:span><text:span text:style-name="T10">often but found that </text:span><text:span text:style-name="T10">each time Robert was </text:span><text:span text:style-name="T10">on the right side of the </text:span><text:span text:style-name="T10">market. Even his friend </text:span><text:span text:style-name="T10">Walter knew nothing </text:span><text:span text:style-name="T10">about Robert's latest </text:span><text:span text:style-name="T10">invention. He kept it in a </text:span><text:span text:style-name="T10">secret room, and no </text:span><text:span text:style-name="T10">one had ever seen it </text:span><text:span text:style-name="T10">but himself. It was a </text:span><text:span text:style-name="T10">very delicate little </text:span><text:span text:style-name="T10">machine with indicators </text:span><text:span text:style-name="T10">like a compass, </text:span><text:span text:style-name="T10">delicately balanced and </text:span><text:span text:style-name="T10">operated by electricity. </text:span><text:span text:style-name="T10">His success was </text:span><text:span text:style-name="T10">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42">
          <table:table-cell office:value-type="string">
            <text:p>19</text:p>
          </table:table-cell>
          <table:table-cell office:value-type="string">
            <text:p>230, 231</text:p>
          </table:table-cell>
          <table:table-cell office:value-type="string">
            <text:p>Current timestamp is June 1928</text:p>
          </table:table-cell>
          <table:table-cell/>
          <table:table-cell table:style-name="ce62" office:value-type="string">
            <text:p><text:span text:style-name="T10"><text:s/></text:span><text:span text:style-name="T10">Before she had time to </text:span><text:span text:style-name="T10">tell him what had </text:span><text:span text:style-name="T10">happened the night </text:span><text:span text:style-name="T10">before, he called her </text:span><text:span text:style-name="T10">into his secret office, </text:span><text:span text:style-name="T10">the room that she had </text:span><text:span text:style-name="T10">never seen before. </text:span><text:span text:style-name="T10">There she saw all kinds </text:span><text:span text:style-name="T10">of strange instruments </text:span><text:span text:style-name="T10">which she knew must </text:span><text:span text:style-name="T10">be some of his new </text:span><text:span text:style-name="T10">inventions. He took her </text:span><text:span text:style-name="T10">to a </text:span><text:span text:style-name="T11">little machine in </text:span><text:span text:style-name="T11">the corner of the room </text:span><text:span text:style-name="T11">and showed her some </text:span><text:span text:style-name="T11">peculiar lines that the </text:span><text:span text:style-name="T11">machine had recorded </text:span><text:span text:style-name="T11">on the paper the night </text:span><text:span text:style-name="T11">before.</text:span><text:span text:style-name="T10"> He told her that </text:span><text:span text:style-name="T10">his </text:span><text:span text:style-name="T11">machine received </text:span><text:span text:style-name="T11">the impressions of </text:span><text:span text:style-name="T11">people's minds and </text:span><text:span text:style-name="T11">recorded their </text:span><text:span text:style-name="T12"><text:s/></text:span><text:span text:style-name="T12">thoughts,</text:span><text:span text:style-name="T13"> </text:span><text:span text:style-name="T12">especially </text:span><text:span text:style-name="T12">when they were </text:span><text:span text:style-name="T12">greatly excited or </text:span><text:span text:style-name="T11">interested</text:span><text:span text:style-name="T10"> in any </text:span><text:span text:style-name="T10">matter. He read to her </text:span><text:span text:style-name="T10">from the </text:span><text:span text:style-name="T11">record on the </text:span><text:span text:style-name="T11">machine in substance</text:span><text:span text:style-name="T10"> </text:span><text:span text:style-name="T10">exactly what had been </text:span><text:span text:style-name="T10">said to her the night </text:span><text:span text:style-name="T10">before. Then he turned </text:span><text:span text:style-name="T10">to the Bible and showed </text:span><text:span text:style-name="T10">her where it said </text:span><text:span text:style-name="T10">"Everything that is </text:span><text:span text:style-name="T10">concealed will be </text:span><text:span text:style-name="T10">revealed, and </text:span><text:span text:style-name="T10">everything that is </text:span><text:span text:style-name="T10">covered will be </text:span><text:span text:style-name="T10">uncovered." Edna was </text:span><text:span text:style-name="T10">more excited than she </text:span><text:span text:style-name="T10">had ever been in her </text:span><text:span text:style-name="T10">life. She knew that the </text:span><text:span text:style-name="T10">machine had revealed </text:span><text:span text:style-name="T10">the truth. Then said to </text:span><text:span text:style-name="T10">Mr. Gordon that she </text:span><text:span text:style-name="T10">had intended to tell him </text:span><text:span text:style-name="T10">that morning just what </text:span><text:span text:style-name="T10">had happened and </text:span><text:span text:style-name="T10">hoped that he would </text:span><text:span text:style-name="T10">believe that she was </text:span><text:span text:style-name="T10">loyal to him and had </text:span><text:span text:style-name="T10">refused to accept a </text:span><text:span text:style-name="T10">bribe. </text:span><text:span text:style-name="T11">[RG] then </text:span><text:span text:style-name="T11">showed her another </text:span><text:span text:style-name="T11">record on the </text:span><text:span text:style-name="T11">machine like a </text:span><text:span text:style-name="T11">phonograph record </text:span><text:span text:style-name="T11">which would record </text:span><text:span text:style-name="T11">people's thoughts</text:span><text:span text:style-name="T10"> and </text:span><text:span text:style-name="T10">told her that it indicated </text:span><text:span text:style-name="T10">just what she had been </text:span><text:span text:style-name="T10">thinking about. </text:span><text:span text:style-name="T11">The </text:span><text:span text:style-name="T11">machine had read her </text:span><text:span text:style-name="T11">mind and recorded </text:span><text:span text:style-name="T11">her thoughts.</text:span><text:span text:style-name="T10"> He </text:span><text:span text:style-name="T10">assured her that he did </text:span><text:span text:style-name="T10">believe her and trust </text:span><text:span text:style-name="T10">her. Edna was moved </text:span><text:span text:style-name="T10">to tears at this great </text:span><text:span text:style-name="T10">confidence. She knew </text:span><text:span text:style-name="T10">that never before had </text:span><text:span text:style-name="T10">she been permitted to </text:span><text:span text:style-name="T10">see this secret room </text:span><text:span text:style-name="T10">and while she knew of </text:span><text:span text:style-name="T10">Robert's great love for </text:span><text:span text:style-name="T10">Marie, she felt that this </text:span><text:span text:style-name="T10">confidence he had </text:span><text:span text:style-name="T10">placed in her was more </text:span><text:span text:style-name="T10">than a matter of </text:span><text:span text:style-name="T10">business confidence </text:span><text:span text:style-name="T10">and that he had some </text:span><text:span text:style-name="T10">love for her. She had </text:span><text:span text:style-name="T10">always admired him but </text:span><text:span text:style-name="T10">had never thought of </text:span><text:span text:style-name="T10">loving him. </text:span><text:span text:style-name="T11">Now she </text:span><text:span text:style-name="T11">knew that she did love </text:span><text:span text:style-name="T11">him.</text:span></text:p>
          </table:table-cell>
          <table:table-cell/>
        </table:table-row>
        <table:table-row table:style-name="ro38">
          <table:table-cell table:style-name="ce55"/>
          <table:table-cell table:style-name="ce55" office:value-type="string">
            <text:p>237-238</text:p>
          </table:table-cell>
          <table:table-cell table:style-name="ce55" office:value-type="string">
            <text:p>None given, but it is near the end of 1928.</text:p>
          </table:table-cell>
          <table:table-cell table:style-name="ce55"/>
          <table:table-cell table:style-name="ce55"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recording </text:span><text:span text:style-name="T8">the thoughts of </text:span><text:span text:style-name="T8">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25" office:value-type="string">
            <text:p><text:span text:style-name="T10"><text:s/></text:span><text:span text:style-name="T10">In the Fall of 1928, </text:span><text:span text:style-name="T11">Robert and </text:span><text:span text:style-name="T11">Walter completed an </text:span><text:span text:style-name="T11">invention of</text:span><text:span text:style-name="T10"> </text:span><text:span text:style-name="T11">Sun-mirrors</text:span><text:span text:style-name="T10">, </text:span><text:span text:style-name="T10">whereby they were able to </text:span><text:span text:style-name="T11">collect the rays from the sun </text:span><text:span text:style-name="T11">and produce heat powerful </text:span><text:span text:style-name="T11">enough to melt down </text:span><text:span text:style-name="T11">skyscrapers in a few </text:span><text:span text:style-name="T11">minutes. With these mirrors </text:span><text:span text:style-name="T11">and the aid of electricity, they </text:span><text:span text:style-name="T11">discovered a powerful light </text:span><text:span text:style-name="T11">ray </text:span><text:span text:style-name="T22">Robert knew that this was </text:span><text:span text:style-name="T22">going to be of great value in the </text:span><text:span text:style-name="T22">coming war. </text:span><text:span text:style-name="T10">They named this </text:span><text:span text:style-name="T10">machine </text:span><text:span text:style-name="T11">"The Demon of </text:span><text:span text:style-name="T11">Death."</text:span><text:span text:style-name="T10"> Miss Quinton had been </text:span><text:span text:style-name="T10">very much interested in this </text:span><text:span text:style-name="T10">machine during the course of </text:span><text:span text:style-name="T10">construction, and </text:span><text:span text:style-name="T11">she named it </text:span><text:span text:style-name="T11">"Spit-Fire"</text:span><text:span text:style-name="T10"> because </text:span><text:span text:style-name="T11">it could </text:span><text:span text:style-name="T11">send forth such powerful </text:span><text:span text:style-name="T11">sparks of fire, destroying </text:span><text:span text:style-name="T11">instantly any metal that it </text:span><text:span text:style-name="T11">touched.</text:span><text:span text:style-name="T10">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0">They intended to start to build a </text:span><text:span text:style-name="T10">giant airship in a short time </text:span><text:span text:style-name="T10">equipped with "The Demon of </text:span><text:span text:style-name="T10">Death." They figured it would </text:span><text:span text:style-name="T10">send a </text:span><text:span text:style-name="T11">powerful death ray </text:span><text:span text:style-name="T11">3000 to 5000 miles through </text:span><text:span text:style-name="T11">space, destroying everything </text:span><text:span text:style-name="T11">within a radius of 700 miles. </text:span><text:span text:style-name="T10">Work was started on the new </text:span><text:span text:style-name="T10">machine with all secrecy. It had </text:span><text:span text:style-name="T10">already been christened "Marie </text:span><text:span text:style-name="T10">the Angel of Mercy."</text:span></text:p>
          </table:table-cell>
          <table:table-cell office:value-type="string">
            <text:p>MAM is equipped with the DOD</text:p>
          </table:table-cell>
          <table:table-cell table:number-columns-repeated="1018"/>
        </table:table-row>
        <table:table-row table:style-name="ro24">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office:value-type="string">
            <text:p>19</text:p>
          </table:table-cell>
          <table:table-cell office:value-type="string">
            <text:p>235</text:p>
          </table:table-cell>
          <table:table-cell office:value-type="string">
            <text:p>Fall of 1928</text:p>
          </table:table-cell>
          <table:table-cell/>
          <table:table-cell table:style-name="ce17" office:value-type="string">
            <text:p><text:span text:style-name="T10"><text:s/></text:span><text:span text:style-name="T10">Everything moved along </text:span><text:span text:style-name="T10">smoothly after this. Walter and </text:span><text:span text:style-name="T10">Edna were happy in their work </text:span><text:span text:style-name="T10">and the Fall of 1928</text:span></text:p>
            <text:p><text:span text:style-name="T10">rewarded them with a new and </text:span><text:span text:style-name="T10">wonderful discovery. They had </text:span><text:span text:style-name="T10">been able to perfect a </text:span><text:span text:style-name="T11">machine </text:span><text:span text:style-name="T11">which would</text:span></text:p>
            <text:p><text:span text:style-name="T11">reflect light in such a way as </text:span><text:span text:style-name="T11">to make an airplane invisible</text:span><text:span text:style-name="T10"> </text:span><text:span text:style-name="T10">and this, together with Robert's </text:span><text:span text:style-name="T10">noiseless invention, </text:span><text:span text:style-name="T11">solved the </text:span><text:span text:style-name="T11">problem</text:span><text:span text:style-name="T10">. He knew now that in </text:span><text:span text:style-name="T10">time of war,</text:span><text:span text:style-name="T11"> the plane could </text:span><text:span text:style-name="T11">be used to sneak upon the </text:span><text:span text:style-name="T11">enemy and that they would </text:span><text:span text:style-name="T11">be unable to see or hear it</text:span><text:span text:style-name="T10">. </text:span><text:span text:style-name="T10">After holding a conference, they </text:span><text:span text:style-name="T10">decided that this invention, as </text:span><text:span text:style-name="T10">well as "The Demon of Death" </text:span><text:span text:style-name="T10">should not be patented or </text:span><text:span text:style-name="T10">offered for sale to any </text:span><text:span text:style-name="T10">Government, that they would </text:span><text:span text:style-name="T10">test it out and keep it a secret. </text:span><text:span text:style-name="T10">Here Robert's great generosity </text:span><text:span text:style-name="T10">showed itself again when he </text:span><text:span text:style-name="T10">decided that this invention </text:span><text:span text:style-name="T10">should be used in time of </text:span><text:span text:style-name="T10">greatest need for the benefit of </text:span><text:span text:style-name="T10">the United States. Walter said, </text:span><text:span text:style-name="T10">"Robert, love indeed does </text:span><text:span text:style-name="T10">make a great man, makes him </text:span><text:span text:style-name="T10">unselfish, causes him to think </text:span><text:span text:style-name="T10">of his country, of his mother, his </text:span><text:span text:style-name="T10">sweetheart and everything else </text:span><text:span text:style-name="T10">before himself. No wonder you </text:span><text:span text:style-name="T10">are making a success and </text:span><text:span text:style-name="T10">always will, because you are </text:span><text:span text:style-name="T10">doing right."</text:span></text:p>
          </table:table-cell>
          <table:table-cell office:value-type="string">
            <text:p>Regarding “solved the problem”, what is the problem referred to?</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26"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34</text:p>
          </table:table-cell>
          <table:table-cell office:value-type="string">
            <text:p>Fall of 1928</text:p>
          </table:table-cell>
          <table:table-cell/>
          <table:table-cell table:style-name="ce17" office:value-type="string">
            <text:p><text:span text:style-name="T10"><text:s/></text:span><text:span text:style-name="T10">In the Fall of 1928, Robert and </text:span><text:span text:style-name="T10">Walter completed an invention </text:span><text:span text:style-name="T10">of Sun-mirrors, whereby they </text:span><text:span text:style-name="T10">were able to</text:span></text:p>
            <text:p><text:span text:style-name="T10">collect the rays from the sun </text:span><text:span text:style-name="T10">and produce heat powerful </text:span><text:span text:style-name="T10">enough to melt down </text:span><text:span text:style-name="T10">skyscrapers in a few minutes. </text:span><text:span text:style-name="T10">With these mirrors and the aid </text:span><text:span text:style-name="T10">of electricity, they discovered a </text:span><text:span text:style-name="T10">powerful light ray Robert knew </text:span><text:span text:style-name="T10">that this was going to be of </text:span><text:span text:style-name="T10">great value in the coming war. </text:span><text:span text:style-name="T10">They named this machine "The </text:span><text:span text:style-name="T10">Demon of Death." Miss Quinton </text:span><text:span text:style-name="T10">had been very much interested </text:span><text:span text:style-name="T10">in this machine during the </text:span><text:span text:style-name="T10">course of construction, and she </text:span><text:span text:style-name="T10">named it "Spit-Fire" because it </text:span><text:span text:style-name="T10">could send forth such powerful </text:span><text:span text:style-name="T10">sparks of fire, destroying </text:span><text:span text:style-name="T10">instantly any metal that it </text:span><text:span text:style-name="T10">touched.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1">They intended to start to </text:span><text:span text:style-name="T11">build a giant airship in a </text:span><text:span text:style-name="T11">short time equipped with </text:span><text:span text:style-name="T11">"The Demon of Death." They </text:span><text:span text:style-name="T11">figured it would send a </text:span><text:span text:style-name="T11">powerful death ray 3000 to </text:span><text:span text:style-name="T11">5000 miles through space, </text:span><text:span text:style-name="T11">destroying everything within </text:span><text:span text:style-name="T11">a radius of 700 miles. Work </text:span><text:span text:style-name="T11">was started on the new </text:span><text:span text:style-name="T11">machine with all secrecy. It </text:span><text:span text:style-name="T11">had already been christened </text:span><text:span text:style-name="T11">"Marie the Angel of Mercy."</text:span></text:p>
          </table:table-cell>
          <table:table-cell office:value-type="string">
            <text:p>MAM is equipped with the DOD</text:p>
          </table:table-cell>
          <table:table-cell table:number-columns-repeated="1018"/>
        </table:table-row>
        <table:table-row table:style-name="ro16">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text:span><text:span text:style-name="T10">made in aviation. Airplanes </text:span><text:span text:style-name="T10">were carrying mail at the rate of </text:span><text:span text:style-name="T10">300 miles per hour. Passenger </text:span><text:span text:style-name="T10">lines were now starting all over </text:span><text:span text:style-name="T10">the United States.</text:span><text:span text:style-name="T11"> "Marie the </text:span><text:span text:style-name="T11">Angel of Mercy," Robert's </text:span><text:span text:style-name="T11">great ship, was rapidly </text:span><text:span text:style-name="T11">nearing completion.</text:span><text:span text:style-name="T10"> The new </text:span><text:span text:style-name="T11">12-cylinder motor </text:span><text:span text:style-name="T10">had been </text:span><text:span text:style-name="T10">tested and the engineers had </text:span><text:span text:style-name="T10">estimated that they would attain </text:span><text:span text:style-name="T10">a</text:span><text:span text:style-name="T11"> speed</text:span></text:p>
            <text:p><text:span text:style-name="T11">of 1000 miles per hour</text:span><text:span text:style-name="T10">. </text:span><text:span text:style-name="T10">Robert was elated over the </text:span><text:span text:style-name="T10">success and knew that he </text:span><text:span text:style-name="T10">would now be prepared to help </text:span><text:span text:style-name="T10">his country in time of its </text:span><text:span text:style-name="T10">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7" office:value-type="string">
            <text:p><text:span text:style-name="T10"><text:s/></text:span><text:span text:style-name="T10">The new ship "Marie, the Angel </text:span><text:span text:style-name="T10">of Mercy," was now about </text:span><text:span text:style-name="T10">perfected, but Robert intended </text:span><text:span text:style-name="T10">that this should never be made</text:span></text:p>
            <text:p><text:span text:style-name="T10">known to the public until he had </text:span><text:span text:style-name="T10">it in perfect working order and it </text:span><text:span text:style-name="T10">was a success beyond doubt.</text:span></text:p>
          </table:table-cell>
          <table:table-cell table:number-columns-repeated="1019"/>
        </table:table-row>
        <table:table-row table:style-name="ro1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text:span><text:span text:style-name="T10">gas] must be kept a secret until </text:span><text:span text:style-name="T10">time of war when with the new </text:span><text:span text:style-name="T10">ship "Marie the Angel of </text:span><text:span text:style-name="T10">Mercy," traveling</text:span><text:span text:style-name="T11"> 1000 miles </text:span><text:span text:style-name="T11">an hour</text:span><text:span text:style-name="T10">, they could go from </text:span><text:span text:style-name="T10">one city to another or from one </text:span><text:span text:style-name="T10">battlefield to another, </text:span><text:span text:style-name="T11">release </text:span><text:span text:style-name="T11">the gas and put everyone to </text:span><text:span text:style-name="T11">sleep for 7 days</text:span><text:span text:style-name="T10">. In the </text:span><text:span text:style-name="T10">meantime, with "The Demon of </text:span><text:span text:style-name="T10">Death" -- they could destroy the </text:span><text:span text:style-name="T10">enemy's bases and </text:span><text:span text:style-name="T10">fortifications; would be able to </text:span><text:span text:style-name="T10">make their own peace terms </text:span><text:span text:style-name="T10">with the enemy and at the </text:span><text:span text:style-name="T10">same time</text:span></text:p>
            <text:p><text:span text:style-name="T10">obey the divine command of </text:span><text:span text:style-name="T10">God "Thou shalt not kill.”</text:span></text:p>
          </table:table-cell>
          <table:table-cell office:value-type="string">
            <text:p>MAM can utilize sleeping gas.</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17:0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0-17T17:03:51</dc:date>
    <meta:editing-duration>P4DT3H37M46S</meta:editing-duration>
    <meta:editing-cycles>63</meta:editing-cycles>
    <meta:generator>LibreOffice/3.4$Unix LibreOffice_project/340m1$Build-1505</meta:generator>
    <dc:creator>Ryan </dc:creator>
    <meta:document-statistic meta:table-count="15" meta:cell-count="370" meta:object-count="0"/>
  </office:meta>
</office:document-meta>
</file>